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696cm" fo:min-width="4.098cm" fo:padding-top="0.151cm" fo:padding-bottom="0.151cm" fo:padding-left="0.276cm" fo:padding-right="0.276cm" loext:decorative="false"/>
      <style:paragraph-properties style:writing-mode="lr-tb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2.25cm" fo:min-width="6cm" fo:padding-top="0.151cm" fo:padding-bottom="0.151cm" fo:padding-left="0.276cm" fo:padding-right="0.276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742cm" fo:min-width="3.852c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2cm" fo:min-width="6.25cm" fo:padding-top="0.151cm" fo:padding-bottom="0.151cm" fo:padding-left="0.276cm" fo:padding-right="0.276cm" loext:decorative="false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2.198cm" fo:min-width="5.948cm" fo:padding-top="0.151cm" fo:padding-bottom="0.151cm" fo:padding-left="0.276cm" fo:padding-right="0.276cm" loext:decorative="false"/>
    </style:style>
    <style:style style:name="gr8" style:family="graphic" style:parent-style-name="objectwithoutfill">
      <style:graphic-properties svg:stroke-width="0.053cm" svg:stroke-color="#000000" draw:marker-start-width="0.279cm" draw:marker-end="Arrowheads_20_3" draw:marker-end-width="0.379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644cm" fo:min-width="4.046cm" fo:padding-top="0.151cm" fo:padding-bottom="0.151cm" fo:padding-left="0.276cm" fo:padding-right="0.27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.42cm" fo:margin-bottom="0.35cm"/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5cm" svg:height="2.75cm" svg:x="5.75cm" svg:y="0.5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cm" svg:y1="3.25cm" svg:x2="9cm" svg:y2="4.25cm">
          <text:p/>
        </draw:line>
        <draw:custom-shape draw:style-name="gr3" draw:text-style-name="P2" draw:layer="layout" svg:width="6.5cm" svg:height="2.5cm" draw:transform="skewX (0.261799387799149) translate (6.335cm 4.25cm)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256cm" svg:height="0.962cm" svg:x="5.908cm" svg:y="5.038cm">
          <draw:text-box>
            <text:p>ввод start, end, step</text:p>
          </draw:text-box>
        </draw:frame>
        <draw:line draw:style-name="gr2" draw:text-style-name="P3" draw:layer="layout" svg:x1="9cm" svg:y1="6.75cm" svg:x2="9cm" svg:y2="7.75cm">
          <text:p/>
        </draw:line>
        <draw:custom-shape draw:style-name="gr5" draw:text-style-name="P2" draw:layer="layout" svg:width="7cm" svg:height="3.25cm" svg:x="5.5cm" svg:y="7.7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position-x="$0" draw:handle-position-y="top" draw:handle-range-x-minimum="0" draw:handle-range-x-maximum="10800"/>
          </draw:enhanced-geometry>
        </draw:custom-shape>
        <draw:frame draw:style-name="gr4" draw:text-style-name="P4" draw:layer="layout" svg:width="4.679cm" svg:height="1.673cm" svg:x="6.821cm" svg:y="8.5cm">
          <draw:text-box>
            <text:p>от start до end</text:p>
            <text:p>с шагом step</text:p>
          </draw:text-box>
        </draw:frame>
        <draw:line draw:style-name="gr2" draw:text-style-name="P3" draw:layer="layout" svg:x1="9cm" svg:y1="11cm" svg:x2="9cm" svg:y2="12cm">
          <text:p/>
        </draw:line>
        <draw:custom-shape draw:style-name="gr6" draw:text-style-name="P2" draw:layer="layout" svg:width="6.75cm" svg:height="2.25cm" svg:x="5.75cm" svg:y="12cm">
          <text:p text:style-name="P1">x:=start</text:p>
          <text:p text:style-name="P1">y:=sin(x)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cm" svg:y1="14.25cm" svg:x2="9cm" svg:y2="15.25cm">
          <text:p/>
        </draw:line>
        <draw:custom-shape draw:style-name="gr7" draw:text-style-name="P2" draw:layer="layout" svg:width="6.5cm" svg:height="2.5cm" draw:transform="skewX (0.261799387799149) translate (6.25cm 15.25cm)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084cm" svg:height="0.962cm" svg:x="6.5cm" svg:y="16.038cm">
          <draw:text-box>
            <text:p text:style-name="P5"><text:span text:style-name="T1">Вывод </text:span><text:span text:style-name="T1">x, " | ", </text:span><text:span text:style-name="T1">y </text:span></text:p>
          </draw:text-box>
        </draw:frame>
        <draw:line draw:style-name="gr2" draw:text-style-name="P3" draw:layer="layout" svg:x1="9cm" svg:y1="17.75cm" svg:x2="9cm" svg:y2="18.75cm">
          <text:p/>
        </draw:line>
        <draw:line draw:style-name="gr2" draw:text-style-name="P3" draw:layer="layout" svg:x1="9cm" svg:y1="18.75cm" svg:x2="2.75cm" svg:y2="18.75cm">
          <text:p/>
        </draw:line>
        <draw:line draw:style-name="gr2" draw:text-style-name="P3" draw:layer="layout" svg:x1="2.75cm" svg:y1="18.7cm" svg:x2="2.75cm" svg:y2="9.4cm">
          <text:p/>
        </draw:line>
        <draw:line draw:style-name="gr8" draw:text-style-name="P3" draw:layer="layout" svg:x1="2.75cm" svg:y1="9.4cm" svg:x2="5.5cm" svg:y2="9.4cm">
          <text:p/>
        </draw:line>
        <draw:line draw:style-name="gr2" draw:text-style-name="P3" draw:layer="layout" svg:x1="12.5cm" svg:y1="9.35cm" svg:x2="13.75cm" svg:y2="9.35cm">
          <text:p/>
        </draw:line>
        <draw:custom-shape draw:style-name="gr9" draw:text-style-name="P2" draw:layer="layout" svg:width="6.5cm" svg:height="2.75cm" svg:x="13.75cm" svg:y="8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9T21:39:53.179144961</meta:creation-date>
    <dc:date>2025-09-19T22:03:03.014755968</dc:date>
    <meta:editing-duration>PT8M29S</meta:editing-duration>
    <meta:editing-cycles>1</meta:editing-cycles>
    <meta:document-statistic meta:object-count="18"/>
    <meta:generator>LibreOffice/25.2.6.2$Linux_X86_64 LibreOffice_project/520$Build-2</meta:generator>
  </office:meta>
</office:document-meta>
</file>